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number-columns-repeated="2" table:style-name="ce1" office:value-type="string" calcext:value-type="string">
            <text:p><text:s/>Time(ms) </text:p>
          </table:table-cell>
        </table:table-row>
        <table:table-row table:style-name="ro1">
          <table:table-cell table:number-columns-repeated="3" office:value-type="string" calcext:value-type="string">
            <text:p>----------</text:p>
          </table:table-cell>
        </table:table-row>
        <table:table-row table:style-name="ro1">
          <table:table-cell office:value-type="string" calcext:value-type="string">
            <text:p>AES Encrypt 16B <text:s text:c="9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Encrypt 64B <text:s text:c="9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Encrypt 256B <text:s text:c="8"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Encrypt 1024B <text:s text:c="7"/>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S Decrypt 16B <text:s text:c="9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Decrypt 64B <text:s text:c="9"/>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Decrypt 256B <text:s text:c="8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Decrypt 1024B <text:s text:c="7"/>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ES 5x Encrypt/Decrypt <text:s text:c="2"/>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P04 Encrypt 16B <text:s text:c="7"/>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IP04 Encrypt 64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IP04 Encrypt 256B <text:s text:c="6"/>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IP04 Decrypt 16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IP04 Decrypt 64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IP04 Decrypt 256B <text:s text:c="6"/>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2:00:47.728199030</meta:creation-date>
    <meta:generator>LibreOffice/24.8.2.1$MacOSX_AARCH64 LibreOffice_project/0f794b6e29741098670a3b95d60478a65d05ef13</meta:generator>
    <dc:date>2025-11-12T12:10:48.224605623</dc:date>
    <meta:editing-duration>PT10M</meta:editing-duration>
    <meta:editing-cycles>3</meta:editing-cycles>
    <meta:document-statistic meta:table-count="1" meta:cell-count="51" meta:object-count="0"/>
  </office:meta>
</office:document-meta>
</file>